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74f7"/>
    </style:style>
    <style:style style:name="P2" style:family="paragraph" style:parent-style-name="Standard">
      <style:text-properties officeooo:rsid="000c74f7" officeooo:paragraph-rsid="000c74f7"/>
    </style:style>
    <style:style style:name="T1" style:family="text">
      <style:text-properties officeooo:rsid="000c74f7"/>
    </style:style>
    <style:style style:name="T2" style:family="text">
      <style:text-properties officeooo:rsid="000d897e"/>
    </style:style>
    <style:style style:name="T3" style:family="text">
      <style:text-properties officeooo:rsid="000f5b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ffer_management mode of operation </text:p>
      <text:p text:style-name="P1"><text:span text:style-name="T1">The buffer_management module is responsible, of loading the local co-processor buffer in a tile by tile fashion and performing the pixel-address to pixel value transformation. The size of the buffer is equal to 2 tiles. At each instant, one part of the buffer is used as a look_up table while the other part is used as storage place for the prefetching of the next tile. The process load_buffer_from_ram prefetches tiles <text:s/>to be “looked_up”..The address of the tile to be pref etched is stored in a register attached to the wishbone bus, therefore the processor (LM32) controls the contents of this register. Once the next tile to be “looked_up” has been fetched, this thread consults the contents of the register and waits till the </text:span><text:span text:style-name="T2">current <text:s/>lookup procedure has finished. The <text:s/>process_lookup_pixel_intensity </text:span><text:span text:style-name="T1"><text:s/></text:span><text:span text:style-name="T2">processor performs the lookup function. Once </text:span><text:span text:style-name="T3">a tile has been looked up an interrupt is raised notifying therefore the processor. The processor should respond to this interrupt by providing the address of the next tile to be pref etched. The process_lookup_pixel_intensity process is not allowed to lookup the next tile, unless that tile has been loaded. In this case the incremental calculation module is halted by setting the go_incremental signal to false.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d </meta:initial-creator>
    <meta:creation-date>2011-06-26T21:02:32</meta:creation-date>
    <dc:date>2011-06-26T22:23:45</dc:date>
    <dc:creator>Ted </dc:creator>
    <meta:editing-duration>PT00H00M39S</meta:editing-duration>
    <meta:editing-cycles>2</meta:editing-cycles>
    <meta:generator>OpenOffice.org/3.2$Unix OpenOffice.org_project/320m19$Build-9505</meta:generator>
    <meta:document-statistic meta:table-count="0" meta:image-count="0" meta:object-count="0" meta:page-count="1" meta:paragraph-count="2" meta:word-count="208" meta:character-count="1305"/>
  </office:meta>
</office:document-meta>
</file>